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000000140F9F075ED.png" manifest:media-type="image/png"/>
  <manifest:file-entry manifest:full-path="Pictures/1000000000000780000004382DEB07C6.png" manifest:media-type="image/png"/>
  <manifest:file-entry manifest:full-path="Pictures/100000000000078000000190DBDAC86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" svg:font-family="G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herokee Light" svg:font-family="'Noto Sans Cherokee Light'" style:font-adornments="Light" style:font-family-generic="swiss" style:font-pitch="variable"/>
    <style:font-face style:name="Noto Sans Cherokee Light1" svg:font-family="'Noto Sans Cherokee Light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bf00" svg:stroke-linecap="round" draw:fill-color="#ff972f" draw:opacity="100%" draw:textarea-horizontal-align="justify" draw:textarea-vertical-align="middle" draw:auto-grow-height="false" fo:min-height="3.75cm" fo:min-width="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b5e9b" loext:opacity="100%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972f" draw:opacity="100%"/>
      <style:paragraph-properties fo:text-align="center"/>
      <style:text-properties fo:color="#6b5e9b" loext:opacity="100%" style:font-name="Noto Sans Cherokee Ligh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6b5e9b" loext:opacity="100%" style:font-name="Noto Sans Cherokee Ligh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3.957cm" svg:x="0.75cm" svg:y="19.543cm">
          <draw:image xlink:href="Pictures/100000000000078000000190DBDAC868.jpg" xlink:type="simple" xlink:show="embed" xlink:actuate="onLoad" draw:mime-type="image/jpeg">
            <text:p/>
          </draw:image>
        </draw:frame>
        <draw:frame draw:style-name="gr1" draw:text-style-name="P1" draw:layer="layout" svg:width="6.454cm" svg:height="4cm" draw:transform="skewX (0.0115191730631626) translate (0.796cm 19.5cm)">
          <draw:image xlink:href="Pictures/1000000000000780000004382DEB07C6.png" xlink:type="simple" xlink:show="embed" xlink:actuate="onLoad" draw:mime-type="image/png">
            <text:p/>
          </draw:image>
        </draw:frame>
        <draw:frame draw:style-name="gr1" draw:text-style-name="P1" draw:layer="layout" svg:width="6.25cm" svg:height="4cm" svg:x="13.5cm" svg:y="19.5cm">
          <draw:image xlink:href="Pictures/100000000000020000000140F9F075ED.png" xlink:type="simple" xlink:show="embed" xlink:actuate="onLoad" draw:mime-type="image/png">
            <text:p/>
          </draw:image>
        </draw:frame>
        <draw:custom-shape draw:style-name="gr2" draw:text-style-name="P3" draw:layer="layout" svg:width="6.5cm" svg:height="4cm" svg:x="7.1cm" svg:y="19.5cm">
          <text:p text:style-name="P2"><text:span text:style-name="T1">𝒟𝒾𝓉𝑜 𝐿𝒶𝓂𝒷𝒶𝓇𝒾 𝑅𝑒𝓈𝓉𝒶𝓊𝓇𝒶𝓃𝓉𝑒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" svg:font-family="G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herokee Light" svg:font-family="'Noto Sans Cherokee Light'" style:font-adornments="Light" style:font-family-generic="swiss" style:font-pitch="variable"/>
    <style:font-face style:name="Noto Sans Cherokee Light1" svg:font-family="'Noto Sans Cherokee Light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21:07:12.939148476</dc:date>
    <meta:editing-duration>PT9M44S</meta:editing-duration>
    <meta:editing-cycles>1</meta:editing-cycles>
    <meta:document-statistic meta:object-count="4"/>
    <meta:generator>LibreOffice/7.6.4.1$Linux_X86_64 LibreOffice_project/60$Build-1</meta:generator>
  </office:meta>
</office:document-meta>
</file>